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ingInfo.testJavaEncoding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ingInfo.isPrintable0( char ch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CharsetMethods.Chars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codingInfo.isPrintable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ToByteConverterMethods.CharToByteConverter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codingInfo.getWriter( OutputStream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codingInfo.EncodingInfo( String ianaName , String javaName , int lastPrin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codingInfo.getIAN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